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Mono Nerd Font" svg:font-family="'JetBrainsMono Nerd Fon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1.4772in"/>
    </style:style>
    <style:style style:name="co2" style:family="table-column">
      <style:table-column-properties fo:break-before="auto" style:column-width="1.18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4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ACE-0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text-outline="false" style:text-line-through-style="none" style:text-line-through-type="none" style:font-name="JetBrainsMono Nerd Fon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ldo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126" table:default-cell-style-name="Default"/>
        <table:table-column table:style-name="co4" table:number-columns-repeated="896" table:default-cell-style-name="Default"/>
        <table:table-row table:style-name="ro1">
          <table:table-cell table:style-name="Gnumeric-default" office:value-type="string" calcext:value-type="string">
            <text:p>LDO</text:p>
          </table:table-cell>
          <table:table-cell table:style-name="Gnumeric-default" table:number-columns-repeated="127"/>
          <table:table-cell table:number-columns-repeated="896"/>
        </table:table-row>
        <table:table-row table:style-name="ro1">
          <table:table-cell table:style-name="ACE-0" office:value-type="string" calcext:value-type="string">
            <text:p>Requirements</text:p>
          </table:table-cell>
          <table:table-cell table:style-name="ACE-0" table:number-columns-repeated="127"/>
          <table:table-cell table:number-columns-repeated="896"/>
        </table:table-row>
        <table:table-row table:style-name="ro1">
          <table:table-cell table:style-name="Gnumeric-default" office:value-type="string" calcext:value-type="string">
            <text:p>Vin_max</text:p>
          </table:table-cell>
          <table:table-cell table:style-name="Gnumeric-default" office:value-type="string" calcext:value-type="string">
            <text:p>&gt;= 6V</text:p>
          </table:table-cell>
          <table:table-cell table:style-name="Gnumeric-default" table:number-columns-repeated="126"/>
          <table:table-cell table:number-columns-repeated="896"/>
        </table:table-row>
        <table:table-row table:style-name="ro1">
          <table:table-cell table:style-name="Gnumeric-default" office:value-type="string" calcext:value-type="string">
            <text:p>Vout_min</text:p>
          </table:table-cell>
          <table:table-cell table:style-name="Gnumeric-default" office:value-type="string" calcext:value-type="string">
            <text:p>&lt;= 5V</text:p>
          </table:table-cell>
          <table:table-cell table:style-name="Gnumeric-default" table:number-columns-repeated="126"/>
          <table:table-cell table:number-columns-repeated="896"/>
        </table:table-row>
        <table:table-row table:style-name="ro1">
          <table:table-cell table:style-name="Gnumeric-default" office:value-type="string" calcext:value-type="string">
            <text:p>I_out_max</text:p>
          </table:table-cell>
          <table:table-cell table:style-name="Gnumeric-default" office:value-type="string" calcext:value-type="string">
            <text:p>&gt;= 0.5</text:p>
          </table:table-cell>
          <table:table-cell table:style-name="Gnumeric-default" table:number-columns-repeated="126"/>
          <table:table-cell table:number-columns-repeated="89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arts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PartN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Vin_max</text:p>
          </table:table-cell>
          <table:table-cell office:value-type="string" calcext:value-type="string">
            <text:p>Vout_min</text:p>
          </table:table-cell>
          <table:table-cell office:value-type="string" calcext:value-type="string">
            <text:p>I_out_max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mark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Z1117H-ADJTRE1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n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P7366-W5-7</text:p>
          </table:table-cell>
          <table:table-cell office:value-type="float" office:value="0.49" calcext:value-type="float">
            <text:p>0.49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AZ1084CD-ADJTRG1</text:p>
          </table:table-cell>
          <table:table-cell office:value-type="float" office:value="0.54" calcext:value-type="float">
            <text:p>0.54</text:p>
          </table:table-cell>
          <table:table-cell office:value-type="float" office:value="13.2" calcext:value-type="float">
            <text:p>13.2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mA min IL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M1117MPX-ADJNOPB</text:p>
          </table:table-cell>
          <table:table-cell office:value-type="float" office:value="0.56" calcext:value-type="float">
            <text:p>0.56</text:p>
          </table:table-cell>
          <table:table-cell office:value-type="float" office:value="20" calcext:value-type="float">
            <text:p>20</text:p>
          </table:table-cell>
          <table:table-cell office:value-type="float" office:value="1.25" calcext:value-type="float">
            <text:p>1.25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LDL212DR</text:p>
          </table:table-cell>
          <table:table-cell office:value-type="float" office:value="0.66" calcext:value-type="float">
            <text:p>0.66</text:p>
          </table:table-cell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table:style-name="ce6" office:value-type="float" office:value="0.35" calcext:value-type="float">
            <text:p>0.35</text:p>
          </table:table-cell>
          <table:table-cell office:value-type="float" office:value="1.2" calcext:value-type="float">
            <text:p>1.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NCP1117IDTAT4G</text:p>
          </table:table-cell>
          <table:table-cell office:value-type="float" office:value="0.66" calcext:value-type="float">
            <text:p>0.6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NCP1117STAT3G</text:p>
          </table:table-cell>
          <table:table-cell office:value-type="float" office:value="0.64" calcext:value-type="float">
            <text:p>0.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2113KTR-G1</text:p>
          </table:table-cell>
          <table:table-cell office:value-type="float" office:value="0.35" calcext:value-type="float">
            <text:p>0.35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hortlist</text:p>
          </table:table-cell>
          <table:table-cell table:style-name="ce2" office:value-type="string" calcext:value-type="string">
            <text:p>PSRR @ 500kHz</text:p>
          </table:table-cell>
          <table:table-cell table:style-name="ce2" office:value-type="string" calcext:value-type="string">
            <text:p>IL_min</text:p>
          </table:table-cell>
          <table:table-cell table:style-name="ce2" table:number-columns-repeated="1021"/>
        </table:table-row>
        <table:table-row table:style-name="ro2">
          <table:table-cell table:style-name="ce4" office:value-type="string" calcext:value-type="string">
            <text:p>AZ1117H-ADJTRE1</text:p>
          </table:table-cell>
          <table:table-cell office:value-type="string" calcext:value-type="string">
            <text:p>30dB</text:p>
          </table:table-cell>
          <table:table-cell office:value-type="float" office:value="0.8" calcext:value-type="float">
            <text:p>0.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P7366-W5-7</text:p>
          </table:table-cell>
          <table:table-cell office:value-type="string" calcext:value-type="string">
            <text:p>25dB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LDL212DR</text:p>
          </table:table-cell>
          <table:table-cell office:value-type="string" calcext:value-type="string">
            <text:p>40dB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eds to dissipate max 0.6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uld be saf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ferences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https://www.digikey.de/de/products/filter/pmic-spannungsregler-linear/699?s=N4IgjCBcoCwdIDGUBmBDANgZwKYBoQB7KAbRAGYwAGcgdgCYQDKrbaBWJi6u8kAXQIAHAC5QQAZREAnAJYA7AOYgAvgTD0AnFFDJI6bPiKkQ9cgDZa5GFzOXN52xYAcVZ7ZiVNfAvXbtndh9Tf2dnYPoGTXYIXzY4R19nc3ozLjAwTQ4qdMznGE4CAv9tIvC2LhgrMESQdipNKhyCfyo4Ln9qZpBzBrBadMt2TRt1P1ZusEog2NMqMGHR00jMxl8GyO76DO210yraKlr6V0P3QRBRcSk5JVVffx0kVExcAmJIMnJnRsyBYTEkEkMgUyjUdSsTz0Bjexk%2BpksBT2fnI2wizg05kKpmiCwGzCo7Cq7nUnlcEU0zjMJJAtAKCy45IZBFovXMS2cbDANM0fi0jOSMBpP36%2BJAWRgNHSNCJe2onJgcra%2BWxO16qpq9VK4BGqpgWJq6RgI2sRoY5FVMR%2BNIWVuCC15VUGYDgYodgTl5mstFmmuSno4dPSKspwfZ1GDYT%2B6kaMUmI3yS0yVkO6UptActiau1sC3IhNzrkstlS5EoTk53w85Gix3YrMVti9DRpJ1ZdC45gc-II%2BRO2tSCyojAuVyBN1B93AR04CGhryMHzIEFHgJAAEl5CIcIocNIpwBaRhzqAyACui5M2O0-HBB%2B0J8g58v8JXKnBx7IGAAJsRb0A</text:p>
          </table:table-cell>
          <table:table-cell table:number-columns-repeated="1023"/>
        </table:table-row>
      </table:table>
      <table:table table:name="price" table:style-name="ta2">
        <office:forms form:automatic-focus="false" form:apply-design-mode="false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otal price</text:p>
          </table:table-cell>
        </table:table-row>
        <table:table-row table:style-name="ro1">
          <table:table-cell table:style-name="ce12" office:value-type="string" calcext:value-type="string">
            <text:p>LDL212DR</text:p>
          </table:table-cell>
          <table:table-cell office:value-type="string" calcext:value-type="string">
            <text:p>ldo</text:p>
          </table:table-cell>
          <table:table-cell table:style-name="ce4" office:value-type="float" office:value="0.66" calcext:value-type="float">
            <text:p>0.66</text:p>
          </table:table-cell>
          <table:table-cell office:value-type="float" office:value="2" calcext:value-type="float">
            <text:p>2</text:p>
          </table:table-cell>
          <table:table-cell table:formula="of:=[.C2]*[.D2]" office:value-type="float" office:value="1.32" calcext:value-type="float">
            <text:p>1.32</text:p>
          </table:table-cell>
        </table:table-row>
        <table:table-row table:style-name="ro1">
          <table:table-cell table:number-columns-repeated="4"/>
          <table:table-cell table:formula="of:=SUM([.E2])" office:value-type="float" office:value="1.32" calcext:value-type="float">
            <text:p>1.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Mono Nerd Font" svg:font-family="'JetBrainsMono Nerd Fon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JetBrainsMono Nerd Font" fo:font-family="'JetBrainsMono Nerd Font'" style:font-pitch="fixe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13:51:57.8690028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6T13:56:41.794202982</dc:date>
    <meta:creation-date>2022-05-19T20:00:59Z</meta:creation-date>
    <meta:editing-cycles>18</meta:editing-cycles>
    <meta:editing-duration>PT59M16S</meta:editing-duration>
    <meta:generator>LibreOffice/7.3.3.2$Linux_X86_64 LibreOffice_project/30$Build-2</meta:generator>
    <meta:document-statistic meta:table-count="2" meta:cell-count="98" meta:object-count="0"/>
  </office:meta>
</office:document-meta>
</file>